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7.654cm" fo:min-width="7.404cm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3.522cm" fo:min-width="6.864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rawing Smooth Orbi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blem:</text:p>
                <text:list>
                  <text:list-item>
                    <text:p>Orbits are visually segmented when zoomed in</text:p>
                  </text:list-item>
                  <text:list-item>
                    <text:p>Making segments short enough to be smooth at close range (say, 0.1 m segments at 50 m range) would lead to wasteful processing at the far end of the orbit (say, 12,000 km away)</text:p>
                  </text:list-item>
                </text:list>
              </text:list-item>
              <text:list-item>
                <text:p>Solution:</text:p>
                <text:list>
                  <text:list-item>
                    <text:p>Make segment arc length proportional to distance from POV</text:p>
                  </text:list-item>
                  <text:list-item>
                    <text:p>For circular orbits, this is easy enough</text:p>
                  </text:list-item>
                  <text:list-item>
                    <text:p>For elliptical orbits, we need a relation between arc length and true anomaly differential as a function of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ircular Orbit</text:p>
          </draw:text-box>
        </draw:frame>
        <draw:custom-shape draw:style-name="gr2" draw:text-style-name="P1" draw:layer="layout" svg:width="11.176cm" svg:height="11.176cm" svg:x="12.19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26.146cm" svg:y="10.1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26.162cm" svg:y1="10.668cm" svg:x2="12.446cm" svg:y2="9.398cm">
          <text:p/>
        </draw:line>
        <draw:line draw:style-name="gr4" draw:text-style-name="P1" draw:layer="layout" svg:x1="26.162cm" svg:y1="10.668cm" svg:x2="12.446cm" svg:y2="12.192cm">
          <text:p/>
        </draw:line>
        <draw:line draw:style-name="gr5" draw:text-style-name="P1" draw:layer="layout" svg:x1="17.526cm" svg:y1="10.668cm" svg:x2="12.446cm" svg:y2="9.398cm">
          <text:p/>
        </draw:line>
        <draw:frame draw:style-name="gr6" draw:text-style-name="P1" draw:layer="layout" svg:width="9.389cm" svg:height="6.679cm" svg:x="1.085cm" svg:y="4.1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61cm" svg:height="0.931cm" svg:x="13.785cm" svg:y="9.6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0.902cm" svg:height="0.931cm" svg:x="18.796cm" svg:y="9.1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1" draw:layer="layout" svg:x1="17.527cm" svg:y1="10.65cm" svg:x2="12.446cm" svg:y2="12.192cm">
          <text:p/>
        </draw:line>
        <draw:frame draw:style-name="gr6" draw:text-style-name="P1" draw:layer="layout" svg:width="1.245cm" svg:height="0.931cm" svg:x="10.922cm" svg:y="10.1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1.288cm" svg:height="0.661cm" svg:x="14.985cm" svg:y="10.4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lliptical Orbit</text:p>
          </draw:text-box>
        </draw:frame>
        <draw:custom-shape draw:style-name="gr7" draw:text-style-name="P1" draw:layer="layout" svg:width="10.414cm" svg:height="5.334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558cm" svg:y1="9.144cm" svg:x2="21.336cm" svg:y2="6.858cm">
          <text:p/>
        </draw:line>
        <draw:line draw:style-name="gr5" draw:text-style-name="P1" draw:layer="layout" svg:x1="19.558cm" svg:y1="9.145cm" svg:x2="20.32cm" svg:y2="6.604cm">
          <text:p/>
        </draw:line>
        <draw:custom-shape draw:style-name="gr3" draw:text-style-name="P1" draw:layer="layout" svg:width="1.016cm" svg:height="1.016cm" svg:x="22.098cm" svg:y="12.9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22.352cm" svg:y1="12.954cm" svg:x2="21.336cm" svg:y2="6.858cm">
          <text:p/>
        </draw:line>
        <draw:line draw:style-name="gr4" draw:text-style-name="P1" draw:layer="layout" svg:x1="22.352cm" svg:y1="12.954cm" svg:x2="20.32cm" svg:y2="6.604cm">
          <text:p/>
        </draw:line>
        <draw:frame draw:style-name="gr6" draw:text-style-name="P1" draw:layer="layout" svg:width="0.902cm" svg:height="0.931cm" svg:x="21.796cm" svg:y="9.34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" draw:layer="layout" svg:width="0.61cm" svg:height="0.931cm" svg:x="20.785cm" svg:y="7.03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" draw:layer="layout" svg:width="1.245cm" svg:height="0.931cm" svg:x="20.323cm" svg:y="5.76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1.288cm" svg:height="0.661cm" svg:x="17.785cm" svg:y="7.53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19.05cm" svg:y1="7.874cm" svg:x2="20.066cm" svg:y2="8.382cm">
          <text:p/>
        </draw:line>
        <draw:frame draw:style-name="gr6" draw:text-style-name="P1" draw:layer="layout" svg:width="14.27cm" svg:height="10.81cm" svg:x="1.185cm" svg:y="7.03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19.558cm" svg:y1="9.145cm" svg:x2="23.368cm" svg:y2="9.144cm">
          <text:p/>
        </draw:line>
        <draw:frame draw:style-name="gr6" draw:text-style-name="P1" draw:layer="layout" svg:width="0.64cm" svg:height="0.661cm" svg:x="20.385cm" svg:y="9.73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5" draw:text-style-name="P1" draw:layer="layout" svg:x1="20.574cm" svg:y1="9.652cm" svg:x2="20.32cm" svg:y2="8.636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lating Orbit Angle to Time</text:p>
          </draw:text-box>
        </draw:frame>
        <draw:frame draw:style-name="gr6" draw:text-style-name="P1" draw:layer="layout" svg:width="23.622cm" svg:height="11.318cm" svg:x="0.986cm" svg:y="4.9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08:49:06.020457000</meta:creation-date>
    <dc:date>2016-01-20T11:42:49.742763000</dc:date>
    <meta:editing-duration>PT38M16S</meta:editing-duration>
    <meta:editing-cycles>6</meta:editing-cycles>
    <meta:generator>LibreOffice/4.3.7.2$MacOSX_x86 LibreOffice_project/8a35821d8636a03b8bf4e15b48f59794652c68ba</meta:generator>
    <meta:document-statistic meta:object-count="61"/>
  </office:meta>
</office:document-meta>
</file>

<file path=Object 1/content.xml><?xml version="1.0" encoding="utf-8"?>
<math xmlns="http://www.w3.org/1998/Math/MathML" display="block">
  <semantics>
    <mtable>
      <mtr>
        <mtd columnalign="left">
          <mtext>Arc length proportional </mtext>
        </mtd>
      </mtr>
      <mtr>
        <mtd columnalign="left">
          <mtext>to Distance from Eye:</mtext>
        </mtd>
      </mtr>
      <mtr>
        <mtd>
          <mrow>
            <mi mathvariant="normal">Δ</mi>
            <mrow>
              <mi>s</mi>
              <mo stretchy="false">=</mo>
              <mi mathvariant="italic">KD</mi>
            </mrow>
          </mrow>
        </mtd>
      </mtr>
      <mtr>
        <mtd>
          <mrow/>
        </mtd>
      </mtr>
      <mtr>
        <mtd columnalign="left">
          <mtext>Angle increment related </mtext>
        </mtd>
      </mtr>
      <mtr>
        <mtd columnalign="left">
          <mtext>to arc length: </mtext>
        </mtd>
      </mtr>
      <mtr>
        <mtd>
          <mrow>
            <mi mathvariant="normal">Δ</mi>
            <mrow>
              <mi mathvariant="normal">θ</mi>
              <mo stretchy="false">=</mo>
              <mi mathvariant="normal">Δ</mi>
            </mrow>
            <mrow>
              <mi>s</mi>
              <mo stretchy="false">/</mo>
              <mi>r</mi>
            </mrow>
          </mrow>
        </mtd>
      </mtr>
    </mtable>
    <annotation encoding="StarMath 5.0">alignl "Arc length proportional " newline alignl "to Distance from Eye:" newline
%DELTA s = KD newline newline
alignl "Angle increment related " newline alignl "to arc length: " newline
%DELTA%theta = %DELTA s/r</annotation>
  </semantics>
</math>
</file>

<file path=Object 10/content.xml><?xml version="1.0" encoding="utf-8"?>
<math xmlns="http://www.w3.org/1998/Math/MathML" display="block">
  <semantics>
    <mtable>
      <mtr>
        <mtd columnalign="left">
          <mtext>Equation of ellipse:</mtext>
        </mtd>
      </mtr>
      <mtr>
        <mtd>
          <mrow>
            <mi>r</mi>
            <mo stretchy="false">=</mo>
            <mfrac>
              <mi>p</mi>
              <mrow>
                <mrow>
                  <mn>1</mn>
                  <mo stretchy="false">+</mo>
                  <mi>e</mi>
                </mrow>
                <mi>cos</mi>
                <mi mathvariant="normal">θ</mi>
              </mrow>
            </mfrac>
          </mrow>
        </mtd>
      </mtr>
      <mtr>
        <mtd>
          <mrow/>
        </mtd>
      </mtr>
      <mtr>
        <mtd columnalign="left">
          <mtext>Arc proportional to Distance:</mtext>
        </mtd>
      </mtr>
      <mtr>
        <mtd>
          <mrow>
            <mi mathvariant="normal">Δ</mi>
            <mrow>
              <mi>s</mi>
              <mo stretchy="false">=</mo>
              <mi>K</mi>
            </mrow>
            <mi>D</mi>
          </mrow>
        </mtd>
      </mtr>
      <mtr>
        <mtd>
          <mrow/>
        </mtd>
      </mtr>
      <mtr>
        <mtd columnalign="left">
          <mtext>Angle increment related to arc length:</mtext>
        </mtd>
      </mtr>
      <mtr>
        <mtd>
          <mrow>
            <mi mathvariant="normal">Δ</mi>
            <mrow>
              <mi mathvariant="normal">θ</mi>
              <mo stretchy="false">=</mo>
              <mfrac>
                <mrow>
                  <mi mathvariant="normal">Δ</mi>
                  <mi>s</mi>
                </mrow>
                <mrow>
                  <mi>r</mi>
                  <msqrt>
                    <mrow>
                      <mn>1</mn>
                      <mo stretchy="false">+</mo>
                      <msup>
                        <mrow>
                          <mo fence="true" stretchy="false">(</mo>
                          <mrow>
                            <mfrac>
                              <mrow>
                                <mi>r</mi>
                                <mi>e</mi>
                                <mi>sin</mi>
                                <mi mathvariant="normal">θ</mi>
                              </mrow>
                              <mi>p</mi>
                            </mfrac>
                          </mrow>
                          <mo fence="true" stretchy="false">)</mo>
                        </mrow>
                        <mn>2</mn>
                      </msup>
                    </mrow>
                  </msqrt>
                </mrow>
              </mfrac>
            </mrow>
          </mrow>
        </mtd>
      </mtr>
    </mtable>
    <annotation encoding="StarMath 5.0">alignl "Equation of ellipse:" newline
r = { p } over { 1+e cos%theta } newline newline
alignl "Arc proportional to Distance:" newline
%DELTA s = K D newline newline
alignl "Angle increment related to arc length:" newline
%DELTA %theta = { %DELTA s } over { r sqrt{1+({r e sin%theta} over {p})^2} }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table>
      <mtr>
        <mtd>
          <mrow>
            <mtext>We can find </mtext>
            <mi mathvariant="normal">Δ</mi>
            <mi>t</mi>
            <mtext> from </mtext>
            <mi mathvariant="normal">Δ</mi>
            <mi mathvariant="normal">θ</mi>
            <mtext>, but we need to introduce some more</mtext>
          </mrow>
        </mtd>
      </mtr>
      <mtr>
        <mtd>
          <mtext>orbital quantities</mtext>
        </mtd>
      </mtr>
      <mtr>
        <mtd>
          <mrow/>
        </mtd>
      </mtr>
      <mtr>
        <mtd>
          <mrow>
            <mtext>Mean motion </mtext>
            <mrow>
              <mi>n</mi>
              <mo stretchy="false">=</mo>
              <msqrt>
                <mfrac>
                  <mi mathvariant="normal">μ</mi>
                  <msup>
                    <mi>a</mi>
                    <mn>3</mn>
                  </msup>
                </mfrac>
              </msqrt>
            </mrow>
          </mrow>
        </mtd>
      </mtr>
      <mtr>
        <mtd>
          <mrow>
            <mtext>Eccentric Anomaly </mtext>
            <mrow>
              <mi>E</mi>
              <mo stretchy="false">=</mo>
              <mn>2</mn>
            </mrow>
            <mi>arctan</mi>
            <mrow>
              <mo fence="true" stretchy="true">(</mo>
              <mrow>
                <mrow>
                  <mfrac>
                    <mrow>
                      <mo fence="true" stretchy="false">(</mo>
                      <mrow>
                        <mrow>
                          <mn>1</mn>
                          <mo stretchy="false">−</mo>
                          <mi>e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+</mo>
                          <mi>e</mi>
                        </mrow>
                      </mrow>
                      <mo fence="true" stretchy="false">)</mo>
                    </mrow>
                  </mfrac>
                  <mi>tan</mi>
                  <mrow>
                    <mo fence="true" stretchy="false">(</mo>
                    <mrow>
                      <mfrac>
                        <mi mathvariant="normal">θ</mi>
                        <mn>2</mn>
                      </mfrac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>
          <mrow/>
        </mtd>
      </mtr>
      <mtr>
        <mtd>
          <mtext>Then</mtext>
        </mtd>
      </mtr>
      <mtr>
        <mtd>
          <mrow>
            <mi mathvariant="normal">Δ</mi>
            <mrow>
              <mi>t</mi>
              <mo stretchy="false">=</mo>
              <mfrac>
                <mn>1</mn>
                <mi>n</mi>
              </mfrac>
            </mrow>
            <mrow>
              <mo fence="true" stretchy="false">(</mo>
              <mrow>
                <mrow>
                  <mrow>
                    <mn>1</mn>
                    <mo stretchy="false">−</mo>
                    <mi>e</mi>
                  </mrow>
                  <mi>cos</mi>
                  <mi>E</mi>
                </mrow>
              </mrow>
              <mo fence="true" stretchy="false">)</mo>
            </mrow>
            <mfrac>
              <mrow>
                <mo fence="true" stretchy="false">(</mo>
                <mrow>
                  <mrow>
                    <mn>1</mn>
                    <mo stretchy="false">−</mo>
                    <mi>e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+</mo>
                    <mi>e</mi>
                  </mrow>
                </mrow>
                <mo fence="true" stretchy="false">)</mo>
              </mrow>
            </mfrac>
            <mfrac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i>E</mi>
                      <mo stretchy="false">/</mo>
                      <mn>2</mn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i mathvariant="normal">θ</mi>
                      <mo stretchy="false">/</mo>
                      <mn>2</mn>
                    </mrow>
                  </mrow>
                  <mo fence="true" stretchy="false">)</mo>
                </mrow>
              </mrow>
            </mfrac>
            <mi mathvariant="normal">Δ</mi>
            <mi mathvariant="normal">θ</mi>
          </mrow>
        </mtd>
      </mtr>
    </mtable>
    <annotation encoding="StarMath 5.0">"We can find "%DELTA t" from "%DELTA %theta", but we need to introduce some more" newline
"orbital quantities" newline newline
"Mean motion "n = sqrt{ {%mu} over {a^3} } newline
"Eccentric Anomaly "E = 2 arctan left ((1-e) over (1+e) tan(%theta over 2 ) right) newline newline
"Then" newline
%DELTA t = 1 over n ( 1-e cos E ){(1-e) over (1+e)}  {{cos^2(E/2)} over {cos^2(%theta /2) }} %DELTA %theta

 
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i>D</mi>
    <annotation encoding="StarMath 5.0">D</annotation>
  </semantics>
</math>
</file>

<file path=Object 4/content.xml><?xml version="1.0" encoding="utf-8"?>
<math xmlns="http://www.w3.org/1998/Math/MathML" display="block">
  <semantics>
    <mrow>
      <mi mathvariant="normal">Δ</mi>
      <mi>s</mi>
    </mrow>
    <annotation encoding="StarMath 5.0">%DELTA s</annotation>
  </semantics>
</math>
</file>

<file path=Object 5/content.xml><?xml version="1.0" encoding="utf-8"?>
<math xmlns="http://www.w3.org/1998/Math/MathML" display="block">
  <semantics>
    <mrow>
      <mi mathvariant="normal">Δ</mi>
      <mi mathvariant="normal">θ</mi>
    </mrow>
    <annotation encoding="StarMath 5.0">%DELTA %theta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row>
      <mi mathvariant="normal">Δ</mi>
      <mi>s</mi>
    </mrow>
    <annotation encoding="StarMath 5.0">%DELTA s</annotation>
  </semantics>
</math>
</file>

<file path=Object 9/content.xml><?xml version="1.0" encoding="utf-8"?>
<math xmlns="http://www.w3.org/1998/Math/MathML" display="block">
  <semantics>
    <mrow>
      <mi mathvariant="normal">Δ</mi>
      <mi mathvariant="normal">θ</mi>
    </mrow>
    <annotation encoding="StarMath 5.0">%DELTA %theta</annotation>
  </semantics>
</math>
</file>